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Standard">
      <style:text-properties officeooo:rsid="0008c052" officeooo:paragraph-rsid="0008c052"/>
    </style:style>
    <style:style style:name="P4" style:family="paragraph" style:parent-style-name="Standard">
      <style:text-properties officeooo:rsid="0009c543" officeooo:paragraph-rsid="0009c543"/>
    </style:style>
    <style:style style:name="P5" style:family="paragraph" style:parent-style-name="Standard">
      <style:text-properties officeooo:rsid="0009c543" officeooo:paragraph-rsid="000a0da9"/>
    </style:style>
    <style:style style:name="P6" style:family="paragraph" style:parent-style-name="Standard">
      <style:text-properties officeooo:paragraph-rsid="000a0da9"/>
    </style:style>
    <style:style style:name="P7" style:family="paragraph" style:parent-style-name="Standard">
      <style:text-properties officeooo:paragraph-rsid="000c71b5"/>
    </style:style>
    <style:style style:name="P8" style:family="paragraph" style:parent-style-name="Standard">
      <style:text-properties officeooo:rsid="000eb91c" officeooo:paragraph-rsid="000eb91c"/>
    </style:style>
    <style:style style:name="P9" style:family="paragraph" style:parent-style-name="Standard">
      <style:text-properties officeooo:rsid="000eb91c" officeooo:paragraph-rsid="0010dcd6"/>
    </style:style>
    <style:style style:name="P10" style:family="paragraph" style:parent-style-name="Standard">
      <style:text-properties officeooo:rsid="000eb91c" officeooo:paragraph-rsid="0013cf91"/>
    </style:style>
    <style:style style:name="P11" style:family="paragraph" style:parent-style-name="Standard">
      <style:text-properties officeooo:rsid="000eb91c" officeooo:paragraph-rsid="00190ab6"/>
    </style:style>
    <style:style style:name="P12" style:family="paragraph" style:parent-style-name="Standard">
      <style:text-properties officeooo:rsid="000f99f3" officeooo:paragraph-rsid="000f99f3"/>
    </style:style>
    <style:style style:name="P13" style:family="paragraph" style:parent-style-name="Standard">
      <style:text-properties officeooo:rsid="0010dcd6" officeooo:paragraph-rsid="0010dcd6"/>
    </style:style>
    <style:style style:name="P14" style:family="paragraph" style:parent-style-name="Standard">
      <style:text-properties officeooo:rsid="000eb91c" officeooo:paragraph-rsid="0010dcd6" fo:background-color="#ffff00"/>
    </style:style>
    <style:style style:name="P15" style:family="paragraph" style:parent-style-name="Standard">
      <style:text-properties officeooo:rsid="000eb91c" officeooo:paragraph-rsid="0010dcd6" fo:background-color="#81d41a"/>
    </style:style>
    <style:style style:name="P16" style:family="paragraph" style:parent-style-name="Standard">
      <style:text-properties officeooo:rsid="000eb91c" officeooo:paragraph-rsid="0010dcd6" fo:background-color="#ff860d"/>
    </style:style>
    <style:style style:name="P17" style:family="paragraph" style:parent-style-name="Standard">
      <style:text-properties officeooo:rsid="001ec555" officeooo:paragraph-rsid="0013cf91"/>
    </style:style>
    <style:style style:name="P18" style:family="paragraph" style:parent-style-name="Standard">
      <style:text-properties officeooo:paragraph-rsid="0013cf91"/>
    </style:style>
    <style:style style:name="P19" style:family="paragraph" style:parent-style-name="Standard">
      <style:paragraph-properties fo:break-before="page"/>
      <style:text-properties officeooo:rsid="001ec555" officeooo:paragraph-rsid="0013cf91"/>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fo:background-color="transparent" loext:char-shading-value="0"/>
    </style:style>
    <style:style style:name="T11" style:family="text">
      <style:text-properties officeooo:rsid="0010dcd6" fo:background-color="transparent" loext:char-shading-value="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background-color="#e16173" loext:char-shading-value="0"/>
    </style:style>
    <style:style style:name="T14" style:family="text">
      <style:text-properties style:text-underline-style="solid" style:text-underline-width="auto" style:text-underline-color="font-color" officeooo:rsid="0010dcd6" fo:background-color="#e16173" loext:char-shading-value="0"/>
    </style:style>
    <style:style style:name="T15" style:family="text">
      <style:text-properties style:text-underline-style="solid" style:text-underline-width="auto" style:text-underline-color="font-color" officeooo:rsid="000eb91c" fo:background-color="#e16173" loext:char-shading-value="0"/>
    </style:style>
    <style:style style:name="T16" style:family="text">
      <style:text-properties style:text-underline-style="solid" style:text-underline-width="auto" style:text-underline-color="font-color" officeooo:rsid="001ec555" fo:background-color="#e16173" loext:char-shading-value="0"/>
    </style:style>
    <style:style style:name="T17" style:family="text">
      <style:text-properties style:text-underline-style="solid" style:text-underline-width="auto" style:text-underline-color="font-color" officeooo:rsid="001530cd" fo:background-color="#e16173" loext:char-shading-value="0"/>
    </style:style>
    <style:style style:name="T18" style:family="text">
      <style:text-properties style:text-underline-style="solid" style:text-underline-width="auto" style:text-underline-color="font-color" officeooo:rsid="0017f486" fo:background-color="#e16173" loext:char-shading-value="0"/>
    </style:style>
    <style:style style:name="T19" style:family="text">
      <style:text-properties style:text-underline-style="solid" style:text-underline-width="auto" style:text-underline-color="font-color" fo:background-color="#ffff00" loext:char-shading-value="0"/>
    </style:style>
    <style:style style:name="T20" style:family="text">
      <style:text-properties style:text-underline-style="solid" style:text-underline-width="auto" style:text-underline-color="font-color" officeooo:rsid="001ec555" fo:background-color="#ffff00" loext:char-shading-value="0"/>
    </style:style>
    <style:style style:name="T21" style:family="text">
      <style:text-properties style:text-underline-style="solid" style:text-underline-width="auto" style:text-underline-color="font-color" fo:background-color="#ff860d" loext:char-shading-value="0"/>
    </style:style>
    <style:style style:name="T22" style:family="text">
      <style:text-properties style:text-underline-style="solid" style:text-underline-width="auto" style:text-underline-color="font-color" officeooo:rsid="000eb91c" fo:background-color="#ff860d" loext:char-shading-value="0"/>
    </style:style>
    <style:style style:name="T23" style:family="text">
      <style:text-properties style:text-underline-style="solid" style:text-underline-width="auto" style:text-underline-color="font-color" officeooo:rsid="0012e52a" fo:background-color="#ff860d" loext:char-shading-value="0"/>
    </style:style>
    <style:style style:name="T24" style:family="text">
      <style:text-properties style:text-underline-style="solid" style:text-underline-width="auto" style:text-underline-color="font-color" officeooo:rsid="001ec555" fo:background-color="#ff860d" loext:char-shading-value="0"/>
    </style:style>
    <style:style style:name="T25" style:family="text">
      <style:text-properties style:text-underline-style="solid" style:text-underline-width="auto" style:text-underline-color="font-color" officeooo:rsid="0015ec06" fo:background-color="#ff860d" loext:char-shading-value="0"/>
    </style:style>
    <style:style style:name="T26" style:family="text">
      <style:text-properties style:text-underline-style="solid" style:text-underline-width="auto" style:text-underline-color="font-color" fo:background-color="#81d41a" loext:char-shading-value="0"/>
    </style:style>
    <style:style style:name="T27" style:family="text">
      <style:text-properties style:text-underline-style="solid" style:text-underline-width="auto" style:text-underline-color="font-color" officeooo:rsid="001ec555" fo:background-color="#81d41a" loext:char-shading-value="0"/>
    </style:style>
    <style:style style:name="T28" style:family="text">
      <style:text-properties style:text-underline-style="solid" style:text-underline-width="auto" style:text-underline-color="font-color" officeooo:rsid="001ec555" fo:background-color="transparent" loext:char-shading-value="0"/>
    </style:style>
    <style:style style:name="T29" style:family="text">
      <style:text-properties style:text-underline-style="solid" style:text-underline-width="auto" style:text-underline-color="font-color" fo:background-color="transparent" loext:char-shading-value="0"/>
    </style:style>
    <style:style style:name="T30" style:family="text">
      <style:text-properties style:text-underline-style="none" officeooo:rsid="001ec555" fo:background-color="transparent" loext:char-shading-value="0"/>
    </style:style>
    <style:style style:name="T31" style:family="text">
      <style:text-properties style:text-underline-style="none" officeooo:rsid="000eb91c" fo:background-color="transparent" loext:char-shading-value="0"/>
    </style:style>
    <style:style style:name="T32" style:family="text">
      <style:text-properties style:text-underline-style="none" fo:background-color="transparent" loext:char-shading-value="0"/>
    </style:style>
    <style:style style:name="T33" style:family="text">
      <style:text-properties style:text-underline-style="none" officeooo:rsid="001f847e" fo:background-color="transparent" loext:char-shading-value="0"/>
    </style:style>
    <style:style style:name="T34" style:family="text">
      <style:text-properties style:text-underline-style="none" officeooo:rsid="0010dcd6" fo:background-color="transparent" loext:char-shading-value="0"/>
    </style:style>
    <style:style style:name="T35" style:family="text">
      <style:text-properties style:text-underline-style="none" officeooo:rsid="001530cd" fo:background-color="transparent" loext:char-shading-value="0"/>
    </style:style>
    <style:style style:name="T36" style:family="text">
      <style:text-properties style:text-underline-style="none" officeooo:rsid="0015ec06" fo:background-color="transparent" loext:char-shading-value="0"/>
    </style:style>
    <style:style style:name="T37" style:family="text">
      <style:text-properties style:text-underline-style="none" officeooo:rsid="000eb91c" fo:background-color="#ff860d" loext:char-shading-value="0"/>
    </style:style>
    <style:style style:name="T38" style:family="text">
      <style:text-properties style:text-underline-style="none" officeooo:rsid="0015ec06" fo:background-color="#ff860d" loext:char-shading-value="0"/>
    </style:style>
    <style:style style:name="T39" style:family="text">
      <style:text-properties officeooo:rsid="0017f4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6"><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4">Il n’y a pas de grand projet sans <text:span text:style-name="T3">une </text:span>organisation rigoureuse <text:span text:style-name="T3">des processus et </text:span>des équipes.</text:p>
      <text:p text:style-name="P4"/>
      <text:p text:style-name="P5">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5">L’une des première<text:span text:style-name="T3">s</text:span> cause<text:span text:style-name="T3">s</text:span> e<text:span text:style-name="T3">s</text:span>t la mauvaise compréhension du besoin.</text:p>
      <text:p text:style-name="P5">Le « client » vient avec une envie <text:span text:style-name="T3">et il est du devoir de l’ingénieur de détecter le besoin pour d’abord satisfaire celui-ci.</text:span></text:p>
      <text:p text:style-name="P5"><text:span text:style-name="T3">On peut illustrer cette obligation par la métaphore suivante :</text:span></text:p>
      <text:p text:style-name="P7"><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7"/>
      <text:p text:style-name="P7"><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7"/>
      <text:p text:style-name="P12"><text:a xlink:type="simple" xlink:href="https://hal.inria.fr/inria-00098954/" text:style-name="Internet_20_link" text:visited-style-name="Visited_20_Internet_20_Link">L’élicitation</text:a> des besoins est l’art de faire dire au client toutes les informations nécessaires au projet.</text:p>
      <text:p text:style-name="P12"/>
      <text:h text:style-name="P1" text:outline-level="1">Projet exemple</text:h>
      <text:p text:style-name="P8">L'association CultureDiffusion souhaite réaliser une bibliothèque numérique à gestion décentralisée.</text:p>
      <text:p text:style-name="P8">Le principe est de permettre à chaque membre de numériser les œuvres et aux bibliothécaires de les proposer à l'emprunt selon deux modalités.</text:p>
      <text:p text:style-name="P8">Toutes les œuvres du domaine public sont accessibles gratuitement, toutes les œuvres sous droits sont proposées en location pour une période de 2 semaines.</text:p>
      <text:p text:style-name="P8">Lorsqu'une œuvre passe dans le domaine public, elle devient accessible gratuitement et est diffusée aux membres ayant accordé à l'application suffisamment d'espace disque.</text:p>
      <text:p text:style-name="P8">Chaque membre de la bibliothèque peut emprunter ou louer une œuvre.</text:p>
      <text:p text:style-name="P8">Chaque membre peut proposer une œuvre et ainsi enrichir la bibliothèque.</text:p>
      <text:p text:style-name="P8">Chaque œuvre est constituée d'un fichier contenant l'œuvre et d'un fichier au format json contenant les informations sur l'œuvre.</text:p>
      <text:p text:style-name="P8">L'application bibliothèque possède un index des œuvres qui est mis à jour à chaque ajout ou suppression d'œuvre.</text:p>
      <text:p text:style-name="P8">L'application possède quatre rubriques proposées sous forme de répertoires.</text:p>
      <text:p text:style-name="P8">Un répertoire "fond_commun" avec une partie des œuvres libres de droits de l'association.</text:p>
      <text:p text:style-name="P8">Un répertoire "emprunts" avec les œuvres sous droit empruntées par le membre qui sont chiffrées avec sa clé.</text:p>
      <text:p text:style-name="P8">Un répertoire "séquestre" avec une partie des œuvres sous droit gérée par l'association, tous les fichiers y sont chiffrés, l'index n'y est pas accessible de façon directe.</text:p>
      <text:p text:style-name="P8">Un répertoire "à modérer" avec les œuvres que le membre a proposées.</text:p>
      <text:p text:style-name="P8">Lorsqu'une œuvre est proposée par un membre, elle est soumise à modération.</text:p>
      <text:p text:style-name="P8">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8">Selon le statut de l'œuvre modérée, l'application range dans la bonne rubrique et gère les droits d'accès.</text:p>
      <text:p text:style-name="P8">Si l'œuvre est dans le domaine public il peut y en avoir autant de copie qu'il y a de membre.</text:p>
      <text:p text:style-name="P8">Si l'œuvre est protégée alors il ne peut y avoir que 3 fois plus de copies que de licence d'exploitation, et chaque œuvre est chiffrée par une clé différente ayant une date de validité.</text:p>
      <text:p text:style-name="P8">À la fin de la validité d'un emprunt, l'application bibliothèque supprime automatiquement l'œuvre du répertoire du membre.</text:p>
      <text:p text:style-name="P8">Les œuvres sont classées selon les types et sous-types suivants :</text:p>
      <text:p text:style-name="P8">Article</text:p>
      <text:p text:style-name="P8">Livre :</text:p>
      <text:p text:style-name="P8"><text:s text:c="4"/>BD</text:p>
      <text:p text:style-name="P8"><text:s text:c="4"/>Enfants</text:p>
      <text:p text:style-name="P8"><text:s text:c="4"/>Romans</text:p>
      <text:p text:style-name="P8"><text:s text:c="4"/>Livre technique</text:p>
      <text:p text:style-name="P8"><text:s text:c="4"/>Education</text:p>
      <text:p text:style-name="P8"><text:s text:c="4"/>Loisir</text:p>
      <text:p text:style-name="P8"><text:s text:c="4"/>Culture</text:p>
      <text:p text:style-name="P8"><text:s text:c="4"/>Sante</text:p>
      <text:p text:style-name="P8"><text:s text:c="4"/>etc</text:p>
      <text:p text:style-name="P8">Musique :</text:p>
      <text:p text:style-name="P8"><text:s text:c="4"/>Classique</text:p>
      <text:p text:style-name="P8"><text:s text:c="4"/>Jazz/Funk/Soul</text:p>
      <text:p text:style-name="P8"><text:s text:c="4"/>Pop</text:p>
      <text:p text:style-name="P8"><text:s text:c="4"/>Metal</text:p>
      <text:p text:style-name="P8"><text:soft-page-break/><text:s text:c="4"/>etc</text:p>
      <text:p text:style-name="P8">Vidéos :</text:p>
      <text:p text:style-name="P8"><text:s text:c="4"/>SF</text:p>
      <text:p text:style-name="P8"><text:s text:c="4"/>Histoire</text:p>
      <text:p text:style-name="P8"><text:s text:c="4"/>Série</text:p>
      <text:p text:style-name="P8"><text:s text:c="4"/>Documentaire</text:p>
      <text:p text:style-name="P8"><text:s text:c="4"/>etc</text:p>
      <text:p text:style-name="P8"/>
      <text:p text:style-name="P8">Certaines <text:span text:style-name="T7">œuvres</text:span> appartiennent à plusieurs catégories en même temps.</text:p>
      <text:p text:style-name="P8"/>
      <text:p text:style-name="P8">On utilisera PlantUML.</text:p>
      <text:p text:style-name="P8">Réalisez le glossaire.</text:p>
      <text:p text:style-name="P8">Réalisez le diagramme de cas d'utilisations.</text:p>
      <text:p text:style-name="P8">Listez les scénarios de l'application, ajouter ceux fondamentaux n'apparaissant pas dans le cahier des charges.</text:p>
      <text:p text:style-name="P8">Triez les scénarios par ordre d'importance.</text:p>
      <text:p text:style-name="P8">Réalisez les 4 diagrammes de séquence système les plus importants.</text:p>
      <text:p text:style-name="P8">Réalisez les 5 diagrammes de classes des scénarios les plus importants.</text:p>
      <text:p text:style-name="P8">Faites un choix d'architecture et justifiez le.</text:p>
      <text:p text:style-name="P8">Quels design pattern utilisez vous et pourquoi ?</text:p>
      <text:p text:style-name="P8">Réalisez le diagramme de classe détaillant les associations et leur cardinalité.</text:p>
      <text:p text:style-name="P8"/>
      <text:p text:style-name="P8"/>
      <text:h text:style-name="P2" text:outline-level="2">Repérage des mots clés</text:h>
      <text:h text:style-name="Heading_20_3" text:outline-level="3">Légende des couleurs</text:h>
      <text:p text:style-name="P13"><text:span text:style-name="T8">Concept</text:span><text:span text:style-name="T10"> : Mot portant une signification pour le projet ;</text:span></text:p>
      <text:p text:style-name="P14">Nom propre<text:span text:style-name="T9"> : </text:span><text:span text:style-name="T11">Identifiant unique d’une chose ou d’une personne ;</text:span></text:p>
      <text:p text:style-name="P15">Action<text:span text:style-name="T9"> : </text:span><text:span text:style-name="T11">transformation de l’état ;</text:span></text:p>
      <text:p text:style-name="P16">Propriété<text:span text:style-name="T9"> : </text:span><text:span text:style-name="T11">qualité, durée etc.</text:span></text:p>
      <text:h text:style-name="Heading_20_3" text:outline-level="3">Repérage</text:h>
      <text:p text:style-name="P9"><text:span text:style-name="T8"/></text:p>
      <text:p text:style-name="P9"><text:span text:style-name="T13">L'association</text:span> <text:span text:style-name="T19">CultureDiffusion</text:span> souhaite réaliser une <text:span text:style-name="T13">bibliothèque numérique</text:span> à <text:span text:style-name="T23">gestion d</text:span><text:span text:style-name="T21">écentralisée</text:span>.</text:p>
      <text:p text:style-name="P9">Le principe est de permettre à chaque <text:span text:style-name="T13">membre</text:span> de <text:span text:style-name="T26">numériser</text:span> les <text:span text:style-name="T13">œuvres</text:span> et aux <text:span text:style-name="T14">bibliothécaires</text:span> de les <text:span text:style-name="T26">proposer à l'</text:span><text:span text:style-name="T13">emprunt</text:span> selon deux modalités :</text:p>
      <text:p text:style-name="P9">Toutes les <text:span text:style-name="T13">œuvres du domaine public</text:span> sont <text:span text:style-name="T21">accessibles gratuitement</text:span>, toutes les <text:span text:style-name="T13">œuvres sous droits</text:span> sont proposées en <text:span text:style-name="T14">loca</text:span><text:span text:style-name="T21">tion</text:span> pour une période de <text:span text:style-name="T21">2 semaines</text:span>.</text:p>
      <text:p text:style-name="P9">Lorsqu'une œuvre <text:span text:style-name="T26">passe dans le domaine public</text:span>, elle devient <text:span text:style-name="T21">accessible gratuitement</text:span> et <text:span text:style-name="T21">est diffusée aux membres</text:span> <text:span text:style-name="T26">ayant accordé</text:span> à <text:span text:style-name="T14">l'application</text:span> <text:span text:style-name="T21">suffisamment d'espace disque</text:span>.</text:p>
      <text:p text:style-name="P9">Chaque <text:span text:style-name="T12">membre</text:span> de la <text:span text:style-name="T12">bibliothèque</text:span> peut <text:span text:style-name="T26">emprunter</text:span> ou <text:span text:style-name="T26">louer</text:span> une <text:span text:style-name="T12">œuvre</text:span>.</text:p>
      <text:p text:style-name="P9">Chaque <text:span text:style-name="T12">membre</text:span> peut <text:span text:style-name="T12">proposer</text:span> une œuvre et ainsi <text:span text:style-name="T26">enrichir</text:span> la <text:span text:style-name="T12">bibliothèque</text:span>.</text:p>
      <text:p text:style-name="P9">Chaque <text:span text:style-name="T12">œuvre</text:span> est constituée d'un <text:span text:style-name="T13">fichier</text:span> contenant l'œuvre et d'un fichier au <text:span text:style-name="T21">format json</text:span> contenant <text:span text:style-name="T21">les informations sur l'œuvre</text:span>.</text:p>
      <text:p text:style-name="P9">L'application bibliothèque possède un <text:span text:style-name="T13">index</text:span> des œuvres qui est <text:span text:style-name="T21">mis à jour</text:span> à chaque <text:span text:style-name="T26">ajout</text:span> ou <text:span text:style-name="T26">suppression</text:span> d'œuvre.</text:p>
      <text:p text:style-name="P9">L'application possède quatre <text:span text:style-name="T13">rubriques</text:span> proposées sous forme de <text:span text:style-name="T13">répertoires</text:span>.</text:p>
      <text:p text:style-name="P9">Un répertoire "<text:span text:style-name="T13">fond_commun</text:span>" avec une partie des œuvres <text:span text:style-name="T21">libres de droits</text:span> de <text:span text:style-name="T12">l'association</text:span>.</text:p>
      <text:p text:style-name="P9">Un répertoire "<text:span text:style-name="T12">emprunts</text:span>" avec les <text:span text:style-name="T12">œuvres</text:span> sous droit empruntées par le <text:span text:style-name="T12">membre</text:span> qui sont <text:span text:style-name="T21">chiffrées</text:span> avec sa <text:span text:style-name="T13">clé</text:span>.</text:p>
      <text:p text:style-name="P9">Un <text:span text:style-name="T13">répertoire "séquestre"</text:span> avec une partie des <text:span text:style-name="T12">œuvres</text:span> sous <text:span text:style-name="T12">droit</text:span> gérée par <text:span text:style-name="T12">l'association</text:span>, <text:span text:style-name="T21">tous les fichiers y sont chiffrés</text:span>, <text:span text:style-name="T12">l</text:span><text:span text:style-name="T13">'index</text:span> n'y est pas <text:span text:style-name="T12">accessible de façon directe</text:span>.</text:p>
      <text:p text:style-name="P9">Un <text:span text:style-name="T13">répertoire "à modérer" </text:span>avec les <text:span text:style-name="T12">œuvres</text:span> que le <text:span text:style-name="T12">membre</text:span> a <text:span text:style-name="T12">proposées</text:span>.</text:p>
      <text:p text:style-name="P9">Lorsqu'une <text:span text:style-name="T12">œuvre</text:span> est <text:span text:style-name="T12">proposée</text:span> par un membre, elle est <text:span text:style-name="T26">soumise à modération</text:span>.</text:p>
      <text:p text:style-name="P9">Les <text:span text:style-name="T12">bibliothécaires</text:span> <text:span text:style-name="T26">voient les œuvres soumises</text:span>,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9">Selon le statut de l'œuvre modérée, l'application range dans la bonne rubrique et gère les droits d'accès.</text:p>
      <text:p text:style-name="P9">Si l'œuvre est dans le domaine public il peut y en avoir autant de copie qu'il y a de membre.</text:p>
      <text:p text:style-name="P9">Si l'œuvre est protégée alors il ne peut y avoir que 3 fois plus de copies que de licence d'exploitation, et chaque œuvre est chiffrée par une clé différente ayant une date de validité.</text:p>
      <text:p text:style-name="P9">À la fin de la validité d'un emprunt, l'application bibliothèque supprime automatiquement l'œuvre du répertoire du membre.</text:p>
      <text:p text:style-name="P9">Les œuvres sont classées selon les types et sous-types suivants :</text:p>
      <text:p text:style-name="P9">Article</text:p>
      <text:p text:style-name="P9">Livre :</text:p>
      <text:p text:style-name="P9"><text:s text:c="4"/>BD</text:p>
      <text:p text:style-name="P9"><text:s text:c="4"/>Enfants</text:p>
      <text:p text:style-name="P9"><text:s text:c="4"/>Romans</text:p>
      <text:p text:style-name="P9"><text:s text:c="4"/>Livre technique</text:p>
      <text:p text:style-name="P9"><text:s text:c="4"/>Education</text:p>
      <text:p text:style-name="P9"><text:s text:c="4"/>Loisir</text:p>
      <text:p text:style-name="P9"><text:soft-page-break/><text:s text:c="4"/>Culture</text:p>
      <text:p text:style-name="P9"><text:s text:c="4"/>Sante</text:p>
      <text:p text:style-name="P9"><text:s text:c="4"/>etc</text:p>
      <text:p text:style-name="P9">Musique :</text:p>
      <text:p text:style-name="P9"><text:s text:c="4"/>Classique</text:p>
      <text:p text:style-name="P9"><text:s text:c="4"/>Jazz/Funk/Soul</text:p>
      <text:p text:style-name="P9"><text:s text:c="4"/>Pop</text:p>
      <text:p text:style-name="P9"><text:s text:c="4"/>Metal</text:p>
      <text:p text:style-name="P9"><text:s text:c="4"/>etc</text:p>
      <text:p text:style-name="P9">Vidéos :</text:p>
      <text:p text:style-name="P9"><text:s text:c="4"/>SF</text:p>
      <text:p text:style-name="P9"><text:s text:c="4"/>Histoire</text:p>
      <text:p text:style-name="P9"><text:s text:c="4"/>Série</text:p>
      <text:p text:style-name="P9"><text:s text:c="4"/>Documentaire</text:p>
      <text:p text:style-name="P9"><text:s text:c="4"/>etc</text:p>
      <text:p text:style-name="P9"/>
      <text:p text:style-name="P9">Certaines <text:span text:style-name="T7">œuvres</text:span> appartiennent à plusieurs catégories en même temps.</text:p>
      <text:p text:style-name="P9"/>
      <text:p text:style-name="P19">Glossaire</text:p>
      <text:p text:style-name="P17"/>
      <text:p text:style-name="P18"><text:span text:style-name="T16">A</text:span><text:span text:style-name="T15">ssociation</text:span><text:span text:style-name="T31"> :</text:span><text:span text:style-name="T30">Personne morale au sens loi 1901.</text:span></text:p>
      <text:p text:style-name="P10"><text:span text:style-name="T20">CultureDiffusion</text:span><text:span text:style-name="T30">:Nom de l’application.</text:span></text:p>
      <text:p text:style-name="P10"><text:span text:style-name="T16">Bibliothèque numérique</text:span><text:span text:style-name="T30"> : Application informatique qui fonctionne métaphoriquement comme une bibliothèque/médiathèque physique.</text:span></text:p>
      <text:p text:style-name="P10"><text:span text:style-name="T24">Gestion décentralisée</text:span><text:span text:style-name="T30">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10"><text:span text:style-name="T13">Membre</text:span><text:span text:style-name="T32"> : </text:span><text:span text:style-name="T33">Toute personne ayant un compte sur l’application.</text:span></text:p>
      <text:p text:style-name="P10"><text:span text:style-name="T27">N</text:span><text:span text:style-name="T26">umériser</text:span><text:span text:style-name="T32"> : </text:span><text:span text:style-name="T33">Consiste à créer ne projection de l’œuvre dans un fichier, par exemple à scanner un livre.</text:span></text:p>
      <text:p text:style-name="P10"><text:span text:style-name="T16">Œ</text:span><text:span text:style-name="T13">uvres</text:span><text:span text:style-name="T32"> : </text:span><text:span text:style-name="T33">Création ou réalisation humaine ayant généralement un intérêt artistique .</text:span></text:p>
      <text:p text:style-name="P10"><text:span text:style-name="T16">B</text:span><text:span text:style-name="T14">ibliothécaires</text:span><text:span text:style-name="T34"> : </text:span><text:span text:style-name="T33">Membre de l’application en charge de classer les œuvres et de vérifier leur nature.</text:span></text:p>
      <text:p text:style-name="P10"><text:span text:style-name="T27">P</text:span><text:span text:style-name="T26">roposer à l'</text:span><text:span text:style-name="T13">emprunt</text:span><text:span text:style-name="T32"> : </text:span><text:span text:style-name="T35">Action des bibliothécaires permettant de partager les œuvres.</text:span></text:p>
      <text:p text:style-name="P18"><text:span text:style-name="T17">Œ</text:span><text:span text:style-name="T15">uvres du domaine public </text:span><text:span text:style-name="T31">: </text:span><text:span text:style-name="T35">Création ou réalisation dont les droits moraux permettent leur usage par tous gratuitement généralement par ce que l’auteur est mort depuis plus de 70 ans.</text:span></text:p>
      <text:p text:style-name="P18"><text:span text:style-name="T25">A</text:span><text:span text:style-name="T22">ccessibles gratuitement</text:span><text:span text:style-name="T31"> : </text:span><text:span text:style-name="T36">L’accès à l’œuvre est permis au membre sans contrepartie financière.</text:span></text:p>
      <text:p text:style-name="P18"><text:span text:style-name="T18">Œ</text:span><text:span text:style-name="T15">uvres sous droits : </text:span></text:p>
      <text:p text:style-name="P10"><text:span text:style-name="T14">loca</text:span><text:span text:style-name="T21">tion</text:span></text:p>
      <text:p text:style-name="P10"><text:span text:style-name="T21">2 semaines</text:span></text:p>
      <text:p text:style-name="P10"><text:span text:style-name="T26">passe dans le domaine public</text:span></text:p>
      <text:p text:style-name="P10"><text:span text:style-name="T21">accessible gratuitement</text:span></text:p>
      <text:p text:style-name="P10"><text:span text:style-name="T21">diffusée aux membres</text:span></text:p>
      <text:p text:style-name="P10"><text:span text:style-name="T26">ayant accordé</text:span></text:p>
      <text:p text:style-name="P10"><text:span text:style-name="T14">l'application</text:span></text:p>
      <text:p text:style-name="P10"><text:span text:style-name="T21">suffisamment d'espace disque</text:span></text:p>
      <text:p text:style-name="P10"><text:span text:style-name="T26">emprunter</text:span></text:p>
      <text:p text:style-name="P10"><text:span text:style-name="T26">louer</text:span></text:p>
      <text:p text:style-name="P11"><text:span text:style-name="T27">enrichir</text:span><text:span text:style-name="T30"> la </text:span><text:span text:style-name="T28">bibliothèque</text:span><text:span text:style-name="T30">.</text:span></text:p>
      <text:p text:style-name="P11"><text:span text:style-name="T13">Fichier</text:span></text:p>
      <text:p text:style-name="P11"><text:span text:style-name="T21">format json</text:span></text:p>
      <text:p text:style-name="P11"><text:span text:style-name="T21">les informations sur l'œuvre</text:span><text:span text:style-name="T32">.</text:span></text:p>
      <text:p text:style-name="P11"><text:span text:style-name="T13">index</text:span> </text:p>
      <text:p text:style-name="P11"><text:span text:style-name="T21">mis à jour</text:span></text:p>
      <text:p text:style-name="P11"><text:span text:style-name="T26">ajout</text:span></text:p>
      <text:p text:style-name="P11"><text:span text:style-name="T26">suppression</text:span></text:p>
      <text:p text:style-name="P11"><text:span text:style-name="T13">rubriques</text:span></text:p>
      <text:p text:style-name="P11"><text:span text:style-name="T13">répertoires</text:span></text:p>
      <text:p text:style-name="P11"><text:span text:style-name="T13">fond_commun</text:span></text:p>
      <text:p text:style-name="P11"><text:span text:style-name="T21">libres de droits</text:span></text:p>
      <text:p text:style-name="P11"><text:span text:style-name="T24">chiffrées</text:span></text:p>
      <text:p text:style-name="P11"><text:span text:style-name="T16">cl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0-11-02T15:01:05.213041438</dc:date>
    <dc:creator>Michaël Launay</dc:creator>
    <meta:editing-duration>PT6H47M3S</meta:editing-duration>
    <meta:editing-cycles>14</meta:editing-cycles>
    <meta:generator>LibreOffice/6.4.6.2$Linux_X86_64 LibreOffice_project/40$Build-2</meta:generator>
    <meta:document-statistic meta:table-count="0" meta:image-count="0" meta:object-count="0" meta:page-count="6" meta:paragraph-count="153" meta:word-count="1689" meta:character-count="10901" meta:non-whitespace-character-count="9210"/>
  </office:meta>
</office:document-meta>
</file>